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1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Tahoma" style:font-name-complex="Tahoma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T (imported)</text:p>
          </table:table-cell>
          <table:table-cell office:value-type="string" calcext:value-type="string">
            <text:p>Avg CT (of Tech. Reps)</text:p>
          </table:table-cell>
          <table:table-cell office:value-type="string" calcext:value-type="string">
            <text:p>dCT (target-house)</text:p>
          </table:table-cell>
          <table:table-cell office:value-type="string" calcext:value-type="string">
            <text:p>ddCT (dCT- Control)</text:p>
          </table:table-cell>
          <table:table-cell office:value-type="string" calcext:value-type="string">
            <text:p>2^ (-ddCT)</text:p>
          </table:table-cell>
          <table:table-cell office:value-type="string" calcext:value-type="string">
            <text:p>Unnamed: 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Unnamed: 10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Unnamed: 12</text:p>
          </table:table-cell>
        </table:table-row>
        <table:table-row table:style-name="ro1">
          <table:table-cell office:value-type="string" calcext:value-type="string">
            <text:p>Condition 2 Replicate 1</text:p>
          </table:table-cell>
          <table:table-cell office:value-type="string" calcext:value-type="string">
            <text:p>Target Gene</text:p>
          </table:table-cell>
          <table:table-cell office:value-type="float" office:value="22.0448226928711" calcext:value-type="float">
            <text:p>22.0448226928711</text:p>
          </table:table-cell>
          <table:table-cell office:value-type="float" office:value="22.0585908889771" calcext:value-type="float">
            <text:p>22.0585908889771</text:p>
          </table:table-cell>
          <table:table-cell office:value-type="float" office:value="14.1818630695343" calcext:value-type="float">
            <text:p>14.1818630695343</text:p>
          </table:table-cell>
          <table:table-cell office:value-type="float" office:value="-8.56699347496033" calcext:value-type="float">
            <text:p>-8.56699347496033</text:p>
          </table:table-cell>
          <table:table-cell office:value-type="float" office:value="379.246873026691" calcext:value-type="float">
            <text:p>379.246873026691</text:p>
          </table:table-cell>
          <table:table-cell office:value-type="string" calcext:value-type="string">
            <text:p/>
          </table:table-cell>
          <table:table-cell office:value-type="float" office:value="311.173305871256" calcext:value-type="float">
            <text:p>311.173305871256</text:p>
          </table:table-cell>
          <table:table-cell office:value-type="float" office:value="59.3162570009105" calcext:value-type="float">
            <text:p>59.316257000910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1</text:p>
          </table:table-cell>
          <table:table-cell office:value-type="string" calcext:value-type="string">
            <text:p>Target Gene</text:p>
          </table:table-cell>
          <table:table-cell office:value-type="float" office:value="22.072359085083" calcext:value-type="float">
            <text:p>22.072359085083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7.78133535385132" calcext:value-type="float">
            <text:p>7.78133535385132</text:p>
          </table:table-cell>
          <table:table-cell office:value-type="float" office:value="7.87672781944275" calcext:value-type="float">
            <text:p>7.87672781944275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7.97212028503418" calcext:value-type="float">
            <text:p>7.97212028503418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2</text:p>
          </table:table-cell>
          <table:table-cell office:value-type="string" calcext:value-type="string">
            <text:p>Target Gene</text:p>
          </table:table-cell>
          <table:table-cell table:style-name="ce1" office:value-type="float" office:value="22.56" calcext:value-type="float">
            <text:p>22.56</text:p>
          </table:table-cell>
          <table:table-cell office:value-type="float" office:value="22.4517259597778" calcext:value-type="float">
            <text:p>22.4517259597778</text:p>
          </table:table-cell>
          <table:table-cell office:value-type="float" office:value="14.6006996631622" calcext:value-type="float">
            <text:p>14.6006996631622</text:p>
          </table:table-cell>
          <table:table-cell office:value-type="float" office:value="-8.1481568813324" calcext:value-type="float">
            <text:p>-8.1481568813324</text:p>
          </table:table-cell>
          <table:table-cell office:value-type="float" office:value="283.687128040253" calcext:value-type="float">
            <text:p>283.687128040253</text:p>
          </table:table-cell>
          <table:table-cell table:number-columns-repeated="4" office:value-type="string" calcext:value-type="string">
            <text:p/>
          </table:table-cell>
          <table:table-cell office:value-type="float" office:value="14.348" calcext:value-type="float">
            <text:p>14.348</text:p>
          </table:table-cell>
          <table:table-cell office:value-type="float" office:value="2.091786" calcext:value-type="float">
            <text:p>2.091786</text:p>
          </table:table-cell>
        </table:table-row>
        <table:table-row table:style-name="ro1">
          <table:table-cell office:value-type="string" calcext:value-type="string">
            <text:p>Condition 2 Replicate 2</text:p>
          </table:table-cell>
          <table:table-cell office:value-type="string" calcext:value-type="string">
            <text:p>Target Gene</text:p>
          </table:table-cell>
          <table:table-cell office:value-type="float" office:value="22.343240737915" calcext:value-type="float">
            <text:p>22.343240737915</text:p>
          </table:table-cell>
          <table:table-cell table:number-columns-repeated="8" office:value-type="string" calcext:value-type="string">
            <text:p/>
          </table:table-cell>
          <table:table-cell office:value-type="float" office:value="311.173" calcext:value-type="float">
            <text:p>311.173</text:p>
          </table:table-cell>
          <table:table-cell office:value-type="float" office:value="59.31626" calcext:value-type="float">
            <text:p>59.31626</text:p>
          </table:table-cell>
        </table:table-row>
        <table:table-row table:style-name="ro1">
          <table:table-cell office:value-type="string" calcext:value-type="string">
            <text:p>Condition 2 Replicate 2</text:p>
          </table:table-cell>
          <table:table-cell office:value-type="string" calcext:value-type="string">
            <text:p>House Keeping <text:s/>Gene</text:p>
          </table:table-cell>
          <table:table-cell office:value-type="float" office:value="7.72987508773804" calcext:value-type="float">
            <text:p>7.72987508773804</text:p>
          </table:table-cell>
          <table:table-cell office:value-type="float" office:value="7.8510262966156" calcext:value-type="float">
            <text:p>7.8510262966156</text:p>
          </table:table-cell>
          <table:table-cell table:number-columns-repeated="7" office:value-type="string" calcext:value-type="string">
            <text:p/>
          </table:table-cell>
          <table:table-cell office:value-type="float" office:value="932.638" calcext:value-type="float">
            <text:p>932.638</text:p>
          </table:table-cell>
          <table:table-cell office:value-type="float" office:value="369.1372" calcext:value-type="float">
            <text:p>369.1372</text:p>
          </table:table-cell>
        </table:table-row>
        <table:table-row table:style-name="ro1">
          <table:table-cell office:value-type="string" calcext:value-type="string">
            <text:p>Condition 2 Replicate 2</text:p>
          </table:table-cell>
          <table:table-cell office:value-type="string" calcext:value-type="string">
            <text:p>House Keeping <text:s/>Gene</text:p>
          </table:table-cell>
          <table:table-cell office:value-type="float" office:value="7.97217750549316" calcext:value-type="float">
            <text:p>7.97217750549316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3</text:p>
          </table:table-cell>
          <table:table-cell office:value-type="string" calcext:value-type="string">
            <text:p>Target Gene</text:p>
          </table:table-cell>
          <table:table-cell office:value-type="float" office:value="22.4392681121826" calcext:value-type="float">
            <text:p>22.4392681121826</text:p>
          </table:table-cell>
          <table:table-cell office:value-type="float" office:value="22.5665197372437" calcext:value-type="float">
            <text:p>22.5665197372437</text:p>
          </table:table-cell>
          <table:table-cell office:value-type="float" office:value="14.668913602829" calcext:value-type="float">
            <text:p>14.668913602829</text:p>
          </table:table-cell>
          <table:table-cell office:value-type="float" office:value="-8.07994294166565" calcext:value-type="float">
            <text:p>-8.07994294166565</text:p>
          </table:table-cell>
          <table:table-cell office:value-type="float" office:value="270.585916546823" calcext:value-type="float">
            <text:p>270.58591654682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3</text:p>
          </table:table-cell>
          <table:table-cell office:value-type="string" calcext:value-type="string">
            <text:p>Target Gene</text:p>
          </table:table-cell>
          <table:table-cell office:value-type="float" office:value="22.6937713623047" calcext:value-type="float">
            <text:p>22.6937713623047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7.8914065361023" calcext:value-type="float">
            <text:p>7.8914065361023</text:p>
          </table:table-cell>
          <table:table-cell office:value-type="float" office:value="7.89760613441467" calcext:value-type="float">
            <text:p>7.89760613441467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2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7.90380573272705" calcext:value-type="float">
            <text:p>7.90380573272705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1</text:p>
          </table:table-cell>
          <table:table-cell office:value-type="string" calcext:value-type="string">
            <text:p>Target Gene</text:p>
          </table:table-cell>
          <table:table-cell office:value-type="float" office:value="21.1383457183838" calcext:value-type="float">
            <text:p>21.1383457183838</text:p>
          </table:table-cell>
          <table:table-cell office:value-type="float" office:value="20.988826751709" calcext:value-type="float">
            <text:p>20.988826751709</text:p>
          </table:table-cell>
          <table:table-cell office:value-type="float" office:value="13.0551540851593" calcext:value-type="float">
            <text:p>13.0551540851593</text:p>
          </table:table-cell>
          <table:table-cell office:value-type="float" office:value="-9.69370245933533" calcext:value-type="float">
            <text:p>-9.69370245933533</text:p>
          </table:table-cell>
          <table:table-cell office:value-type="float" office:value="828.123691315679" calcext:value-type="float">
            <text:p>828.123691315679</text:p>
          </table:table-cell>
          <table:table-cell office:value-type="string" calcext:value-type="string">
            <text:p/>
          </table:table-cell>
          <table:table-cell office:value-type="float" office:value="932.638455521111" calcext:value-type="float">
            <text:p>932.638455521111</text:p>
          </table:table-cell>
          <table:table-cell office:value-type="float" office:value="369.137187105701" calcext:value-type="float">
            <text:p>369.13718710570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1</text:p>
          </table:table-cell>
          <table:table-cell office:value-type="string" calcext:value-type="string">
            <text:p>Target Gene</text:p>
          </table:table-cell>
          <table:table-cell office:value-type="float" office:value="20.8393077850342" calcext:value-type="float">
            <text:p>20.8393077850342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7.91730499267578" calcext:value-type="float">
            <text:p>7.91730499267578</text:p>
          </table:table-cell>
          <table:table-cell office:value-type="float" office:value="7.93367266654968" calcext:value-type="float">
            <text:p>7.93367266654968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7.95004034042358" calcext:value-type="float">
            <text:p>7.95004034042358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2</text:p>
          </table:table-cell>
          <table:table-cell office:value-type="string" calcext:value-type="string">
            <text:p>Target Gene</text:p>
          </table:table-cell>
          <table:table-cell office:value-type="float" office:value="20.9018211364746" calcext:value-type="float">
            <text:p>20.9018211364746</text:p>
          </table:table-cell>
          <table:table-cell office:value-type="float" office:value="20.8167371749878" calcext:value-type="float">
            <text:p>20.8167371749878</text:p>
          </table:table-cell>
          <table:table-cell office:value-type="float" office:value="12.3578662872314" calcext:value-type="float">
            <text:p>12.3578662872314</text:p>
          </table:table-cell>
          <table:table-cell office:value-type="float" office:value="-10.3909902572632" calcext:value-type="float">
            <text:p>-10.3909902572632</text:p>
          </table:table-cell>
          <table:table-cell office:value-type="float" office:value="1342.76419463744" calcext:value-type="float">
            <text:p>1342.7641946374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2</text:p>
          </table:table-cell>
          <table:table-cell office:value-type="string" calcext:value-type="string">
            <text:p>Target Gene</text:p>
          </table:table-cell>
          <table:table-cell office:value-type="float" office:value="20.731653213501" calcext:value-type="float">
            <text:p>20.731653213501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2</text:p>
          </table:table-cell>
          <table:table-cell office:value-type="string" calcext:value-type="string">
            <text:p>House Keeping Gene</text:p>
          </table:table-cell>
          <table:table-cell office:value-type="float" office:value="8.94192790985107" calcext:value-type="float">
            <text:p>8.94192790985107</text:p>
          </table:table-cell>
          <table:table-cell office:value-type="float" office:value="8.45887088775635" calcext:value-type="float">
            <text:p>8.45887088775635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2</text:p>
          </table:table-cell>
          <table:table-cell office:value-type="string" calcext:value-type="string">
            <text:p>House Keeping Gene</text:p>
          </table:table-cell>
          <table:table-cell office:value-type="float" office:value="7.97581386566162" calcext:value-type="float">
            <text:p>7.97581386566162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3</text:p>
          </table:table-cell>
          <table:table-cell office:value-type="string" calcext:value-type="string">
            <text:p>Target Gene</text:p>
          </table:table-cell>
          <table:table-cell office:value-type="float" office:value="22.4949493408203" calcext:value-type="float">
            <text:p>22.4949493408203</text:p>
          </table:table-cell>
          <table:table-cell office:value-type="float" office:value="21.9424781799316" calcext:value-type="float">
            <text:p>21.9424781799316</text:p>
          </table:table-cell>
          <table:table-cell office:value-type="float" office:value="13.4564716815948" calcext:value-type="float">
            <text:p>13.4564716815948</text:p>
          </table:table-cell>
          <table:table-cell office:value-type="float" office:value="-9.29238486289978" calcext:value-type="float">
            <text:p>-9.29238486289978</text:p>
          </table:table-cell>
          <table:table-cell office:value-type="float" office:value="627.027480610215" calcext:value-type="float">
            <text:p>627.02748061021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3</text:p>
          </table:table-cell>
          <table:table-cell office:value-type="string" calcext:value-type="string">
            <text:p>Target Gene</text:p>
          </table:table-cell>
          <table:table-cell office:value-type="float" office:value="21.390007019043" calcext:value-type="float">
            <text:p>21.390007019043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8.99474430084229" calcext:value-type="float">
            <text:p>8.99474430084229</text:p>
          </table:table-cell>
          <table:table-cell office:value-type="float" office:value="8.48600649833679" calcext:value-type="float">
            <text:p>8.48600649833679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3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7.9772686958313" calcext:value-type="float">
            <text:p>7.9772686958313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1</text:p>
          </table:table-cell>
          <table:table-cell office:value-type="string" calcext:value-type="string">
            <text:p>Target Gene</text:p>
          </table:table-cell>
          <table:table-cell office:value-type="float" office:value="27.0656604766846" calcext:value-type="float">
            <text:p>27.0656604766846</text:p>
          </table:table-cell>
          <table:table-cell office:value-type="float" office:value="27.0382499694824" calcext:value-type="float">
            <text:p>27.0382499694824</text:p>
          </table:table-cell>
          <table:table-cell office:value-type="float" office:value="19.168018579483" calcext:value-type="float">
            <text:p>19.168018579483</text:p>
          </table:table-cell>
          <table:table-cell office:value-type="float" office:value="-3.5808379650116" calcext:value-type="float">
            <text:p>-3.5808379650116</text:p>
          </table:table-cell>
          <table:table-cell office:value-type="float" office:value="11.9657420699297" calcext:value-type="float">
            <text:p>11.9657420699297</text:p>
          </table:table-cell>
          <table:table-cell office:value-type="string" calcext:value-type="string">
            <text:p/>
          </table:table-cell>
          <table:table-cell office:value-type="float" office:value="14.3482497140751" calcext:value-type="float">
            <text:p>14.3482497140751</text:p>
          </table:table-cell>
          <table:table-cell office:value-type="float" office:value="2.09178552516768" calcext:value-type="float">
            <text:p>2.0917855251676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1</text:p>
          </table:table-cell>
          <table:table-cell office:value-type="string" calcext:value-type="string">
            <text:p>Target Gene</text:p>
          </table:table-cell>
          <table:table-cell office:value-type="float" office:value="27.0108394622803" calcext:value-type="float">
            <text:p>27.0108394622803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8.02747344970703" calcext:value-type="float">
            <text:p>8.02747344970703</text:p>
          </table:table-cell>
          <table:table-cell office:value-type="float" office:value="7.87023138999939" calcext:value-type="float">
            <text:p>7.87023138999939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7.71298933029175" calcext:value-type="float">
            <text:p>7.71298933029175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2</text:p>
          </table:table-cell>
          <table:table-cell office:value-type="string" calcext:value-type="string">
            <text:p>Target Gene</text:p>
          </table:table-cell>
          <table:table-cell office:value-type="float" office:value="26.45285987854" calcext:value-type="float">
            <text:p>26.45285987854</text:p>
          </table:table-cell>
          <table:table-cell office:value-type="float" office:value="26.5356941223145" calcext:value-type="float">
            <text:p>26.5356941223145</text:p>
          </table:table-cell>
          <table:table-cell office:value-type="float" office:value="18.8232803344727" calcext:value-type="float">
            <text:p>18.8232803344727</text:p>
          </table:table-cell>
          <table:table-cell office:value-type="float" office:value="-3.92557621002197" calcext:value-type="float">
            <text:p>-3.92557621002197</text:p>
          </table:table-cell>
          <table:table-cell office:value-type="float" office:value="15.1955417977344" calcext:value-type="float">
            <text:p>15.195541797734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2</text:p>
          </table:table-cell>
          <table:table-cell office:value-type="string" calcext:value-type="string">
            <text:p>Target Gene</text:p>
          </table:table-cell>
          <table:table-cell office:value-type="float" office:value="26.6185283660889" calcext:value-type="float">
            <text:p>26.6185283660889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2</text:p>
          </table:table-cell>
          <table:table-cell office:value-type="string" calcext:value-type="string">
            <text:p>House Keeping Gene</text:p>
          </table:table-cell>
          <table:table-cell office:value-type="float" office:value="7.59452342987061" calcext:value-type="float">
            <text:p>7.59452342987061</text:p>
          </table:table-cell>
          <table:table-cell office:value-type="float" office:value="7.7124137878418" calcext:value-type="float">
            <text:p>7.7124137878418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2</text:p>
          </table:table-cell>
          <table:table-cell office:value-type="string" calcext:value-type="string">
            <text:p>House Keeping Gene</text:p>
          </table:table-cell>
          <table:table-cell office:value-type="float" office:value="7.83030414581299" calcext:value-type="float">
            <text:p>7.83030414581299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3</text:p>
          </table:table-cell>
          <table:table-cell office:value-type="string" calcext:value-type="string">
            <text:p>Target Gene</text:p>
          </table:table-cell>
          <table:table-cell office:value-type="float" office:value="26.5016307830811" calcext:value-type="float">
            <text:p>26.5016307830811</text:p>
          </table:table-cell>
          <table:table-cell office:value-type="float" office:value="26.5321865081787" calcext:value-type="float">
            <text:p>26.5321865081787</text:p>
          </table:table-cell>
          <table:table-cell office:value-type="float" office:value="18.7594027519226" calcext:value-type="float">
            <text:p>18.7594027519226</text:p>
          </table:table-cell>
          <table:table-cell office:value-type="float" office:value="-3.98945379257202" calcext:value-type="float">
            <text:p>-3.98945379257202</text:p>
          </table:table-cell>
          <table:table-cell office:value-type="float" office:value="15.8834652745613" calcext:value-type="float">
            <text:p>15.883465274561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3</text:p>
          </table:table-cell>
          <table:table-cell office:value-type="string" calcext:value-type="string">
            <text:p>Target Gene</text:p>
          </table:table-cell>
          <table:table-cell office:value-type="float" office:value="26.5627422332764" calcext:value-type="float">
            <text:p>26.5627422332764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7.7028079032898" calcext:value-type="float">
            <text:p>7.7028079032898</text:p>
          </table:table-cell>
          <table:table-cell office:value-type="float" office:value="7.7727837562561" calcext:value-type="float">
            <text:p>7.7727837562561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dition 1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7.84275960922241" calcext:value-type="float">
            <text:p>7.84275960922241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1</text:p>
          </table:table-cell>
          <table:table-cell office:value-type="string" calcext:value-type="string">
            <text:p>Target Gene</text:p>
          </table:table-cell>
          <table:table-cell office:value-type="float" office:value="30.4806747436523" calcext:value-type="float">
            <text:p>30.4806747436523</text:p>
          </table:table-cell>
          <table:table-cell office:value-type="float" office:value="30.4162378311157" calcext:value-type="float">
            <text:p>30.4162378311157</text:p>
          </table:table-cell>
          <table:table-cell office:value-type="float" office:value="22.7895524501801" calcext:value-type="float">
            <text:p>22.7895524501801</text:p>
          </table:table-cell>
          <table:table-cell office:value-type="float" office:value="22.7488565444946" calcext:value-type="float">
            <text:p>22.7488565444946</text:p>
          </table:table-cell>
          <table:table-cell office:value-type="float" office:value="0.000000141876940002314" calcext:value-type="float">
            <text:p>1.41876940002314E-0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1</text:p>
          </table:table-cell>
          <table:table-cell office:value-type="string" calcext:value-type="string">
            <text:p>Target Gene</text:p>
          </table:table-cell>
          <table:table-cell office:value-type="float" office:value="30.3518009185791" calcext:value-type="float">
            <text:p>30.3518009185791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7.46839761734009" calcext:value-type="float">
            <text:p>7.46839761734009</text:p>
          </table:table-cell>
          <table:table-cell office:value-type="float" office:value="7.62668538093567" calcext:value-type="float">
            <text:p>7.62668538093567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1</text:p>
          </table:table-cell>
          <table:table-cell office:value-type="string" calcext:value-type="string">
            <text:p>House Keeping Gene</text:p>
          </table:table-cell>
          <table:table-cell office:value-type="float" office:value="7.78497314453125" calcext:value-type="float">
            <text:p>7.78497314453125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2</text:p>
          </table:table-cell>
          <table:table-cell office:value-type="string" calcext:value-type="string">
            <text:p>Target Gene</text:p>
          </table:table-cell>
          <table:table-cell office:value-type="float" office:value="30.2464008331299" calcext:value-type="float">
            <text:p>30.2464008331299</text:p>
          </table:table-cell>
          <table:table-cell office:value-type="float" office:value="30.1427450180054" calcext:value-type="float">
            <text:p>30.1427450180054</text:p>
          </table:table-cell>
          <table:table-cell office:value-type="float" office:value="22.6803398132324" calcext:value-type="float">
            <text:p>22.6803398132324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2</text:p>
          </table:table-cell>
          <table:table-cell office:value-type="string" calcext:value-type="string">
            <text:p>Target Gene</text:p>
          </table:table-cell>
          <table:table-cell office:value-type="float" office:value="30.0390892028809" calcext:value-type="float">
            <text:p>30.0390892028809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2</text:p>
          </table:table-cell>
          <table:table-cell office:value-type="string" calcext:value-type="string">
            <text:p>House Keeping Gene</text:p>
          </table:table-cell>
          <table:table-cell office:value-type="float" office:value="7.41843557357788" calcext:value-type="float">
            <text:p>7.41843557357788</text:p>
          </table:table-cell>
          <table:table-cell office:value-type="float" office:value="7.46240520477295" calcext:value-type="float">
            <text:p>7.46240520477295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2</text:p>
          </table:table-cell>
          <table:table-cell office:value-type="string" calcext:value-type="string">
            <text:p>House Keeping Gene</text:p>
          </table:table-cell>
          <table:table-cell office:value-type="float" office:value="7.50637483596802" calcext:value-type="float">
            <text:p>7.50637483596802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3</text:p>
          </table:table-cell>
          <table:table-cell office:value-type="string" calcext:value-type="string">
            <text:p>Target Gene</text:p>
          </table:table-cell>
          <table:table-cell office:value-type="float" office:value="30.425220489502" calcext:value-type="float">
            <text:p>30.425220489502</text:p>
          </table:table-cell>
          <table:table-cell office:value-type="float" office:value="30.3002624511719" calcext:value-type="float">
            <text:p>30.3002624511719</text:p>
          </table:table-cell>
          <table:table-cell office:value-type="float" office:value="22.7766773700714" calcext:value-type="float">
            <text:p>22.7766773700714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3</text:p>
          </table:table-cell>
          <table:table-cell office:value-type="string" calcext:value-type="string">
            <text:p>Target Gene</text:p>
          </table:table-cell>
          <table:table-cell office:value-type="float" office:value="30.1753044128418" calcext:value-type="float">
            <text:p>30.1753044128418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7.30553197860718" calcext:value-type="float">
            <text:p>7.30553197860718</text:p>
          </table:table-cell>
          <table:table-cell office:value-type="float" office:value="7.52358508110046" calcext:value-type="float">
            <text:p>7.52358508110046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trol Replicate 3</text:p>
          </table:table-cell>
          <table:table-cell office:value-type="string" calcext:value-type="string">
            <text:p>House Keeping Gene</text:p>
          </table:table-cell>
          <table:table-cell office:value-type="float" office:value="7.74163818359375" calcext:value-type="float">
            <text:p>7.7416381835937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**Avg dCT of controls was found to compute ddCT</text:p>
          </table:table-cell>
          <table:table-cell table:number-columns-repeated="7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02T12:28:26.930112000</dc:date>
    <meta:editing-duration>PT27S</meta:editing-duration>
    <meta:editing-cycles>1</meta:editing-cycles>
    <meta:document-statistic meta:table-count="1" meta:cell-count="637" meta:object-count="0"/>
  </office:meta>
</office:document-meta>
</file>